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e161" officeooo:paragraph-rsid="00496fa4"/>
    </style:style>
    <style:style style:name="P2" style:family="paragraph" style:parent-style-name="Standard">
      <style:paragraph-properties fo:line-height="100%"/>
      <style:text-properties officeooo:rsid="00846a94" officeooo:paragraph-rsid="00846a94"/>
    </style:style>
    <style:style style:name="P3" style:family="paragraph" style:parent-style-name="Standard">
      <style:paragraph-properties fo:line-height="100%"/>
      <style:text-properties officeooo:rsid="0011b781" officeooo:paragraph-rsid="001aab9d"/>
    </style:style>
    <style:style style:name="P4" style:family="paragraph" style:parent-style-name="Standard">
      <style:paragraph-properties fo:line-height="100%"/>
      <style:text-properties officeooo:rsid="0011b781" officeooo:paragraph-rsid="002abd01"/>
    </style:style>
    <style:style style:name="P5" style:family="paragraph" style:parent-style-name="Standard">
      <style:paragraph-properties fo:line-height="100%"/>
      <style:text-properties officeooo:rsid="0011b781" officeooo:paragraph-rsid="00289ea2"/>
    </style:style>
    <style:style style:name="P6" style:family="paragraph" style:parent-style-name="Standard">
      <style:paragraph-properties fo:line-height="100%"/>
      <style:text-properties officeooo:rsid="0011b781" officeooo:paragraph-rsid="003f7911"/>
    </style:style>
    <style:style style:name="P7" style:family="paragraph" style:parent-style-name="Standard">
      <style:paragraph-properties fo:line-height="100%"/>
      <style:text-properties officeooo:rsid="005e0147" officeooo:paragraph-rsid="005e0147"/>
    </style:style>
    <style:style style:name="P8" style:family="paragraph" style:parent-style-name="Standard">
      <style:paragraph-properties fo:line-height="100%"/>
      <style:text-properties officeooo:rsid="005e0147" officeooo:paragraph-rsid="0089f4c7"/>
    </style:style>
    <style:style style:name="P9" style:family="paragraph" style:parent-style-name="Standard">
      <style:paragraph-properties fo:line-height="100%"/>
      <style:text-properties officeooo:rsid="002ac58c" officeooo:paragraph-rsid="002ac58c"/>
    </style:style>
    <style:style style:name="P10" style:family="paragraph" style:parent-style-name="Standard">
      <style:paragraph-properties fo:line-height="100%"/>
      <style:text-properties officeooo:rsid="002ac58c" officeooo:paragraph-rsid="00437558"/>
    </style:style>
    <style:style style:name="P11" style:family="paragraph" style:parent-style-name="Standard">
      <style:paragraph-properties fo:line-height="100%"/>
      <style:text-properties officeooo:rsid="008acd16" officeooo:paragraph-rsid="008acd16"/>
    </style:style>
    <style:style style:name="P12" style:family="paragraph" style:parent-style-name="Standard">
      <style:paragraph-properties fo:line-height="100%"/>
      <style:text-properties officeooo:rsid="00327a90" officeooo:paragraph-rsid="00327a90"/>
    </style:style>
    <style:style style:name="P13" style:family="paragraph" style:parent-style-name="Standard">
      <style:paragraph-properties fo:line-height="100%"/>
      <style:text-properties officeooo:rsid="002110b4" officeooo:paragraph-rsid="001aab9d"/>
    </style:style>
    <style:style style:name="P14" style:family="paragraph" style:parent-style-name="Standard">
      <style:paragraph-properties fo:line-height="100%"/>
      <style:text-properties officeooo:rsid="002371bf" officeooo:paragraph-rsid="002371bf"/>
    </style:style>
    <style:style style:name="P15" style:family="paragraph" style:parent-style-name="Standard">
      <style:paragraph-properties fo:line-height="100%"/>
      <style:text-properties officeooo:rsid="007aa3ce" officeooo:paragraph-rsid="007aa3ce"/>
    </style:style>
    <style:style style:name="P16" style:family="paragraph" style:parent-style-name="Standard">
      <style:paragraph-properties fo:line-height="100%"/>
      <style:text-properties officeooo:rsid="0013fc8f" officeooo:paragraph-rsid="001aab9d"/>
    </style:style>
    <style:style style:name="P17" style:family="paragraph" style:parent-style-name="Standard">
      <style:paragraph-properties fo:line-height="100%"/>
      <style:text-properties officeooo:rsid="0030eedd" officeooo:paragraph-rsid="0020024d"/>
    </style:style>
    <style:style style:name="P18" style:family="paragraph" style:parent-style-name="Standard">
      <style:paragraph-properties fo:line-height="100%"/>
      <style:text-properties officeooo:rsid="0020024d" officeooo:paragraph-rsid="0020024d"/>
    </style:style>
    <style:style style:name="P19" style:family="paragraph" style:parent-style-name="Standard">
      <style:paragraph-properties fo:line-height="100%"/>
      <style:text-properties officeooo:rsid="003acab1" officeooo:paragraph-rsid="003acab1"/>
    </style:style>
    <style:style style:name="P20" style:family="paragraph" style:parent-style-name="Standard">
      <style:paragraph-properties fo:line-height="100%"/>
      <style:text-properties officeooo:rsid="0021ae2e" officeooo:paragraph-rsid="0020024d"/>
    </style:style>
    <style:style style:name="P21" style:family="paragraph" style:parent-style-name="Standard">
      <style:paragraph-properties fo:line-height="100%"/>
      <style:text-properties style:font-name="Liberation Serif" officeooo:rsid="00576176" officeooo:paragraph-rsid="00576176"/>
    </style:style>
    <style:style style:name="P22" style:family="paragraph" style:parent-style-name="Standard">
      <style:paragraph-properties fo:line-height="100%"/>
      <style:text-properties style:font-name="Liberation Serif" officeooo:rsid="0030eedd" officeooo:paragraph-rsid="0030eedd"/>
    </style:style>
    <style:style style:name="P23" style:family="paragraph" style:parent-style-name="Standard">
      <style:paragraph-properties fo:line-height="100%"/>
      <style:text-properties officeooo:rsid="0030f6a2" officeooo:paragraph-rsid="0089f4c7"/>
    </style:style>
    <style:style style:name="P24" style:family="paragraph" style:parent-style-name="Standard">
      <style:paragraph-properties fo:line-height="100%"/>
      <style:text-properties officeooo:rsid="0018ff09" officeooo:paragraph-rsid="001aab9d"/>
    </style:style>
    <style:style style:name="P25" style:family="paragraph" style:parent-style-name="Standard">
      <style:paragraph-properties fo:line-height="100%"/>
      <style:text-properties officeooo:rsid="0014f47a" officeooo:paragraph-rsid="005638e0"/>
    </style:style>
    <style:style style:name="P26" style:family="paragraph" style:parent-style-name="Standard">
      <style:paragraph-properties fo:line-height="100%"/>
      <style:text-properties officeooo:rsid="0014f47a" officeooo:paragraph-rsid="0056c83d"/>
    </style:style>
    <style:style style:name="P27" style:family="paragraph" style:parent-style-name="Standard">
      <style:paragraph-properties fo:line-height="100%"/>
      <style:text-properties officeooo:rsid="0014f47a" officeooo:paragraph-rsid="003f7911"/>
    </style:style>
    <style:style style:name="P28" style:family="paragraph" style:parent-style-name="Standard">
      <style:paragraph-properties fo:line-height="100%"/>
      <style:text-properties officeooo:rsid="004ff2c1" officeooo:paragraph-rsid="005638e0"/>
    </style:style>
    <style:style style:name="P29" style:family="paragraph" style:parent-style-name="Standard">
      <style:paragraph-properties fo:line-height="100%"/>
      <style:text-properties officeooo:rsid="004ff2c1" officeooo:paragraph-rsid="006371cc"/>
    </style:style>
    <style:style style:name="P30" style:family="paragraph" style:parent-style-name="Standard">
      <style:paragraph-properties fo:line-height="100%"/>
      <style:text-properties officeooo:rsid="004ff2c1" officeooo:paragraph-rsid="005e0147"/>
    </style:style>
    <style:style style:name="P31" style:family="paragraph" style:parent-style-name="Standard">
      <style:paragraph-properties fo:line-height="100%"/>
      <style:text-properties officeooo:rsid="00333926" officeooo:paragraph-rsid="0054d81d"/>
    </style:style>
    <style:style style:name="P32" style:family="paragraph" style:parent-style-name="Standard">
      <style:paragraph-properties fo:line-height="100%"/>
      <style:text-properties officeooo:rsid="0060f60e" officeooo:paragraph-rsid="006371cc"/>
    </style:style>
    <style:style style:name="P33" style:family="paragraph" style:parent-style-name="Standard">
      <style:paragraph-properties fo:line-height="100%"/>
      <style:text-properties officeooo:rsid="0060f60e" officeooo:paragraph-rsid="001aab9d"/>
    </style:style>
    <style:style style:name="P34" style:family="paragraph" style:parent-style-name="Standard">
      <style:paragraph-properties fo:line-height="100%"/>
      <style:text-properties officeooo:rsid="0060f60e" officeooo:paragraph-rsid="0086ea65"/>
    </style:style>
    <style:style style:name="P35" style:family="paragraph" style:parent-style-name="Standard">
      <style:paragraph-properties fo:line-height="100%"/>
      <style:text-properties officeooo:rsid="006371cc" officeooo:paragraph-rsid="006371cc"/>
    </style:style>
    <style:style style:name="P36" style:family="paragraph" style:parent-style-name="Standard">
      <style:paragraph-properties fo:line-height="100%"/>
      <style:text-properties officeooo:rsid="004ff639" officeooo:paragraph-rsid="008deba4"/>
    </style:style>
    <style:style style:name="P37" style:family="paragraph" style:parent-style-name="Standard">
      <style:paragraph-properties fo:line-height="100%"/>
      <style:text-properties officeooo:rsid="004ff639" officeooo:paragraph-rsid="0025eb57"/>
    </style:style>
    <style:style style:name="P38" style:family="paragraph" style:parent-style-name="Standard">
      <style:paragraph-properties fo:line-height="100%"/>
      <style:text-properties officeooo:rsid="0097cae1" officeooo:paragraph-rsid="0056c83d"/>
    </style:style>
    <style:style style:name="P39" style:family="paragraph" style:parent-style-name="Standard">
      <style:paragraph-properties fo:line-height="100%"/>
      <style:text-properties officeooo:rsid="0097cae1" officeooo:paragraph-rsid="0025eb57"/>
    </style:style>
    <style:style style:name="P40" style:family="paragraph" style:parent-style-name="Standard">
      <style:paragraph-properties fo:line-height="100%"/>
      <style:text-properties officeooo:rsid="0029c32b" officeooo:paragraph-rsid="0056c83d"/>
    </style:style>
    <style:style style:name="P41" style:family="paragraph" style:parent-style-name="Standard">
      <style:paragraph-properties fo:line-height="100%"/>
      <style:text-properties officeooo:rsid="008eaa69" officeooo:paragraph-rsid="00437558"/>
    </style:style>
    <style:style style:name="P42" style:family="paragraph" style:parent-style-name="Standard">
      <style:paragraph-properties fo:line-height="100%"/>
      <style:text-properties officeooo:rsid="001bdb59" officeooo:paragraph-rsid="001bdb59"/>
    </style:style>
    <style:style style:name="P43" style:family="paragraph" style:parent-style-name="Standard">
      <style:paragraph-properties fo:line-height="100%"/>
      <style:text-properties officeooo:rsid="001bdb59" officeooo:paragraph-rsid="001ebb70"/>
    </style:style>
    <style:style style:name="P44" style:family="paragraph" style:parent-style-name="Standard">
      <style:paragraph-properties fo:line-height="100%"/>
      <style:text-properties officeooo:rsid="001bdb59" officeooo:paragraph-rsid="0040e232"/>
    </style:style>
    <style:style style:name="P45" style:family="paragraph" style:parent-style-name="Standard">
      <style:paragraph-properties fo:line-height="100%"/>
      <style:text-properties officeooo:rsid="00879f58" officeooo:paragraph-rsid="001aab9d"/>
    </style:style>
    <style:style style:name="P46" style:family="paragraph" style:parent-style-name="Standard">
      <style:paragraph-properties fo:line-height="100%"/>
      <style:text-properties officeooo:rsid="00879f58" officeooo:paragraph-rsid="002ea995"/>
    </style:style>
    <style:style style:name="P47" style:family="paragraph" style:parent-style-name="Standard">
      <style:paragraph-properties fo:line-height="100%"/>
      <style:text-properties officeooo:rsid="002bc4a3" officeooo:paragraph-rsid="001aab9d"/>
    </style:style>
    <style:style style:name="P48" style:family="paragraph" style:parent-style-name="Standard">
      <style:paragraph-properties fo:line-height="100%"/>
      <style:text-properties officeooo:rsid="002bc4a3" officeooo:paragraph-rsid="002ea995"/>
    </style:style>
    <style:style style:name="P49" style:family="paragraph" style:parent-style-name="Standard">
      <style:paragraph-properties fo:line-height="100%"/>
      <style:text-properties officeooo:rsid="002bc4a3" officeooo:paragraph-rsid="001c6034"/>
    </style:style>
    <style:style style:name="P50" style:family="paragraph" style:parent-style-name="Standard">
      <style:paragraph-properties fo:line-height="100%"/>
      <style:text-properties officeooo:rsid="002bc4a3" officeooo:paragraph-rsid="0040e232"/>
    </style:style>
    <style:style style:name="P51" style:family="paragraph" style:parent-style-name="Standard">
      <style:paragraph-properties fo:line-height="100%"/>
      <style:text-properties officeooo:rsid="002bc4a3" officeooo:paragraph-rsid="007287b4"/>
    </style:style>
    <style:style style:name="P52" style:family="paragraph" style:parent-style-name="Standard">
      <style:paragraph-properties fo:line-height="100%"/>
      <style:text-properties officeooo:rsid="002bc4a3" officeooo:paragraph-rsid="0029c32b"/>
    </style:style>
    <style:style style:name="P53" style:family="paragraph" style:parent-style-name="Standard">
      <style:paragraph-properties fo:line-height="100%"/>
      <style:text-properties officeooo:rsid="008a8d71" officeooo:paragraph-rsid="001aab9d"/>
    </style:style>
    <style:style style:name="P54" style:family="paragraph" style:parent-style-name="Standard">
      <style:paragraph-properties fo:line-height="100%"/>
      <style:text-properties officeooo:rsid="008a8d71" officeooo:paragraph-rsid="002ea995"/>
    </style:style>
    <style:style style:name="P55" style:family="paragraph" style:parent-style-name="Standard">
      <style:paragraph-properties fo:line-height="100%"/>
      <style:text-properties officeooo:rsid="008a8d71" officeooo:paragraph-rsid="0040e232"/>
    </style:style>
    <style:style style:name="P56" style:family="paragraph" style:parent-style-name="Standard">
      <style:paragraph-properties fo:line-height="100%"/>
      <style:text-properties officeooo:rsid="009e7510" officeooo:paragraph-rsid="001aab9d"/>
    </style:style>
    <style:style style:name="P57" style:family="paragraph" style:parent-style-name="Standard">
      <style:paragraph-properties fo:line-height="100%"/>
      <style:text-properties officeooo:rsid="009e7510" officeooo:paragraph-rsid="007a7364"/>
    </style:style>
    <style:style style:name="P58" style:family="paragraph" style:parent-style-name="Standard">
      <style:paragraph-properties fo:line-height="100%"/>
      <style:text-properties officeooo:rsid="008953d3" officeooo:paragraph-rsid="001aab9d"/>
    </style:style>
    <style:style style:name="P59" style:family="paragraph" style:parent-style-name="Standard">
      <style:paragraph-properties fo:line-height="100%"/>
      <style:text-properties officeooo:rsid="007287b4" officeooo:paragraph-rsid="007287b4"/>
    </style:style>
    <style:style style:name="P60" style:family="paragraph" style:parent-style-name="Standard">
      <style:paragraph-properties fo:line-height="100%"/>
      <style:text-properties officeooo:rsid="00336627" officeooo:paragraph-rsid="00336627"/>
    </style:style>
    <style:style style:name="P61" style:family="paragraph" style:parent-style-name="Standard">
      <style:paragraph-properties fo:line-height="100%"/>
      <style:text-properties officeooo:rsid="00668e2b" officeooo:paragraph-rsid="00392151"/>
    </style:style>
    <style:style style:name="P62" style:family="paragraph" style:parent-style-name="Standard">
      <style:paragraph-properties fo:line-height="100%"/>
      <style:text-properties officeooo:rsid="003440e2" officeooo:paragraph-rsid="00525e84"/>
    </style:style>
    <style:style style:name="P63" style:family="paragraph" style:parent-style-name="Standard">
      <style:paragraph-properties fo:line-height="100%"/>
      <style:text-properties officeooo:rsid="0069997a" officeooo:paragraph-rsid="0069997a"/>
    </style:style>
    <style:style style:name="P64" style:family="paragraph" style:parent-style-name="Standard">
      <style:paragraph-properties fo:line-height="100%"/>
      <style:text-properties officeooo:rsid="0087f684" officeooo:paragraph-rsid="0087f684"/>
    </style:style>
    <style:style style:name="P65" style:family="paragraph" style:parent-style-name="Standard">
      <style:paragraph-properties fo:line-height="100%"/>
      <style:text-properties officeooo:rsid="008632d1" officeooo:paragraph-rsid="008632d1"/>
    </style:style>
    <style:style style:name="P66" style:family="paragraph" style:parent-style-name="Standard">
      <style:paragraph-properties fo:line-height="100%"/>
      <style:text-properties officeooo:rsid="0083558c" officeooo:paragraph-rsid="0083558c"/>
    </style:style>
    <style:style style:name="P67" style:family="paragraph" style:parent-style-name="Standard">
      <style:paragraph-properties fo:line-height="100%"/>
      <style:text-properties officeooo:rsid="008370e3" officeooo:paragraph-rsid="008370e3"/>
    </style:style>
    <style:style style:name="P68" style:family="paragraph" style:parent-style-name="Standard">
      <style:paragraph-properties fo:line-height="100%"/>
      <style:text-properties officeooo:rsid="008370e3" officeooo:paragraph-rsid="009408b3"/>
    </style:style>
    <style:style style:name="P69" style:family="paragraph" style:parent-style-name="Standard">
      <style:paragraph-properties fo:line-height="100%"/>
      <style:text-properties officeooo:rsid="00874afc" officeooo:paragraph-rsid="004b4d0c"/>
    </style:style>
    <style:style style:name="P70" style:family="paragraph" style:parent-style-name="Standard">
      <style:paragraph-properties fo:line-height="100%"/>
      <style:text-properties officeooo:rsid="00766224" officeooo:paragraph-rsid="00766224"/>
    </style:style>
    <style:style style:name="P71" style:family="paragraph" style:parent-style-name="Standard">
      <style:paragraph-properties fo:line-height="100%"/>
      <style:text-properties officeooo:rsid="0025eb57" officeooo:paragraph-rsid="0025eb57"/>
    </style:style>
    <style:style style:name="P72" style:family="paragraph" style:parent-style-name="Standard">
      <style:paragraph-properties fo:line-height="100%"/>
      <style:text-properties officeooo:rsid="00782341" officeooo:paragraph-rsid="00782341"/>
    </style:style>
    <style:style style:name="P73" style:family="paragraph" style:parent-style-name="Standard">
      <style:paragraph-properties fo:line-height="100%"/>
      <style:text-properties officeooo:rsid="009408b3" officeooo:paragraph-rsid="009408b3"/>
    </style:style>
    <style:style style:name="P74" style:family="paragraph" style:parent-style-name="Standard">
      <style:paragraph-properties fo:line-height="100%"/>
      <style:text-properties officeooo:rsid="00908e6a" officeooo:paragraph-rsid="008deba4"/>
    </style:style>
    <style:style style:name="P75" style:family="paragraph" style:parent-style-name="Standard">
      <style:paragraph-properties fo:line-height="100%"/>
      <style:text-properties officeooo:rsid="0014f47a" officeooo:paragraph-rsid="00947cf9"/>
    </style:style>
    <style:style style:name="T1" style:family="text">
      <style:text-properties officeooo:rsid="008c18d0"/>
    </style:style>
    <style:style style:name="T2" style:family="text">
      <style:text-properties officeooo:rsid="00879f58"/>
    </style:style>
    <style:style style:name="T3" style:family="text">
      <style:text-properties officeooo:rsid="008a8d71"/>
    </style:style>
    <style:style style:name="T4" style:family="text">
      <style:text-properties officeooo:rsid="00874afc"/>
    </style:style>
    <style:style style:name="T5" style:family="text">
      <style:text-properties officeooo:rsid="009e7510"/>
    </style:style>
    <style:style style:name="T6" style:family="text">
      <style:text-properties officeooo:rsid="001c603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cd39b"/>
    </style:style>
    <style:style style:name="T9" style:family="text">
      <style:text-properties style:font-name="Liberation Serif" officeooo:rsid="00327a90"/>
    </style:style>
    <style:style style:name="T10" style:family="text">
      <style:text-properties style:font-name="Liberation Serif" officeooo:rsid="004f2a96"/>
    </style:style>
    <style:style style:name="T11" style:family="text">
      <style:text-properties style:font-name="Liberation Serif" officeooo:rsid="00656e80"/>
    </style:style>
    <style:style style:name="T12" style:family="text">
      <style:text-properties style:font-name="Liberation Serif" officeooo:rsid="008acd16"/>
    </style:style>
    <style:style style:name="T13" style:family="text">
      <style:text-properties style:font-name="Liberation Serif" fo:font-size="12pt" officeooo:rsid="0016c149" style:font-size-asian="12pt" style:font-size-complex="12pt"/>
    </style:style>
    <style:style style:name="T14" style:family="text">
      <style:text-properties officeooo:rsid="0025eb57"/>
    </style:style>
    <style:style style:name="T15" style:family="text">
      <style:text-properties officeooo:rsid="002ea995"/>
    </style:style>
    <style:style style:name="T16" style:family="text">
      <style:text-properties officeooo:rsid="0030932a"/>
    </style:style>
    <style:style style:name="T17" style:family="text">
      <style:text-properties officeooo:rsid="0033161e"/>
    </style:style>
    <style:style style:name="T18" style:family="text">
      <style:text-properties officeooo:rsid="004e3e39"/>
    </style:style>
    <style:style style:name="T19" style:family="text">
      <style:text-properties officeooo:rsid="004f2a96"/>
    </style:style>
    <style:style style:name="T20" style:family="text">
      <style:text-properties officeooo:rsid="004ff639"/>
    </style:style>
    <style:style style:name="T21" style:family="text">
      <style:text-properties officeooo:rsid="005e0147"/>
    </style:style>
    <style:style style:name="T22" style:family="text">
      <style:text-properties officeooo:rsid="0060f60e"/>
    </style:style>
    <style:style style:name="T23" style:family="text">
      <style:text-properties officeooo:rsid="006371cc"/>
    </style:style>
    <style:style style:name="T24" style:family="text">
      <style:text-properties officeooo:rsid="00656e80"/>
    </style:style>
    <style:style style:name="T25" style:family="text">
      <style:text-properties officeooo:rsid="00668e2b"/>
    </style:style>
    <style:style style:name="T26" style:family="text">
      <style:text-properties officeooo:rsid="006b3549"/>
    </style:style>
    <style:style style:name="T27" style:family="text">
      <style:text-properties officeooo:rsid="006e60ce"/>
    </style:style>
    <style:style style:name="T28" style:family="text">
      <style:text-properties officeooo:rsid="00754724"/>
    </style:style>
    <style:style style:name="T29" style:family="text">
      <style:text-properties officeooo:rsid="007974a4"/>
    </style:style>
    <style:style style:name="T30" style:family="text">
      <style:text-properties officeooo:rsid="007a7364"/>
    </style:style>
    <style:style style:name="T31" style:family="text">
      <style:text-properties officeooo:rsid="007c26e8"/>
    </style:style>
    <style:style style:name="T32" style:family="text">
      <style:text-properties officeooo:rsid="008136cc"/>
    </style:style>
    <style:style style:name="T33" style:family="text">
      <style:text-properties officeooo:rsid="00392151"/>
    </style:style>
    <style:style style:name="T34" style:family="text">
      <style:text-properties officeooo:rsid="008370e3"/>
    </style:style>
    <style:style style:name="T35" style:family="text">
      <style:text-properties officeooo:rsid="00846a94"/>
    </style:style>
    <style:style style:name="T36" style:family="text">
      <style:text-properties officeooo:rsid="00818743"/>
    </style:style>
    <style:style style:name="T37" style:family="text">
      <style:text-properties officeooo:rsid="0087f684"/>
    </style:style>
    <style:style style:name="T38" style:family="text">
      <style:text-properties officeooo:rsid="008acd16"/>
    </style:style>
    <style:style style:name="T39" style:family="text">
      <style:text-properties officeooo:rsid="008c2d4d"/>
    </style:style>
    <style:style style:name="T40" style:family="text">
      <style:text-properties officeooo:rsid="008deba4"/>
    </style:style>
    <style:style style:name="T41" style:family="text">
      <style:text-properties officeooo:rsid="00947c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s</text:p>
      <text:p text:style-name="P2">0.<text:tab/>Introduction</text:p>
      <text:p text:style-name="P3"><text:span text:style-name="T18">1.<text:tab/></text:span>Voting <text:span text:style-name="T16">Systems</text:span></text:p>
      <text:p text:style-name="P7">2.<text:tab/>Squares</text:p>
      <text:p text:style-name="P4"><text:tab/><text:tab/><text:span text:style-name="T21">a) </text:span>Magic Squares</text:p>
      <text:p text:style-name="P9"><text:tab/><text:tab/><text:span text:style-name="T21">b) </text:span>Latin Squares</text:p>
      <text:p text:style-name="P9"><text:tab/><text:tab/><text:span text:style-name="T21">c) </text:span>Euler Squares</text:p>
      <text:p text:style-name="P5"><text:span text:style-name="T21">3.<text:tab/></text:span>Knight Tour<text:span text:style-name="T16">s</text:span></text:p>
      <text:p text:style-name="P3"><text:span text:style-name="T21">4.<text:tab/></text:span>Tiling</text:p>
      <text:p text:style-name="P11"/>
      <text:p text:style-name="P12"><text:span text:style-name="T24">6.<text:tab/></text:span>Triangle Problem</text:p>
      <text:p text:style-name="P13"><text:span text:style-name="T24">7.<text:tab/></text:span>Grid Puzzles</text:p>
      <text:p text:style-name="P14"><text:span text:style-name="T24">8.<text:tab/></text:span>Wason Test</text:p>
      <text:p text:style-name="P14"><text:span text:style-name="T24">9.<text:tab/></text:span>Pigeonhole Princip<text:span text:style-name="T16">le</text:span></text:p>
      <text:p text:style-name="P15">10.<text:tab/>Multiples</text:p>
      <text:p text:style-name="P3"><text:span text:style-name="T19">11.<text:tab/></text:span>Paradoxes</text:p>
      <text:p text:style-name="P16"><text:span text:style-name="T19">12.<text:tab/></text:span>Quotes</text:p>
      <text:p text:style-name="P17"><text:span text:style-name="T19">13.<text:tab/></text:span>Heron’s Theorem</text:p>
      <text:p text:style-name="P18"/>
      <text:p text:style-name="P19"><text:span text:style-name="T19">15.<text:tab/></text:span>Three Games</text:p>
      <text:p text:style-name="P20"><text:span text:style-name="T11">1</text:span><text:span text:style-name="T12">6</text:span><text:span text:style-name="T10">.<text:tab/></text:span><text:span text:style-name="T8">Möbius </text:span><text:span text:style-name="T9">S</text:span><text:span text:style-name="T7">trip</text:span></text:p>
      <text:p text:style-name="P21"/>
      <text:p text:style-name="P22"><text:span text:style-name="T24">18.<text:tab/></text:span>Choosing a Pub</text:p>
      <text:p text:style-name="P17"><text:span text:style-name="T38">19.<text:tab/></text:span>Lewis Carroll</text:p>
      <text:p text:style-name="P8"><text:span text:style-name="T38">20</text:span>.<text:tab/>Codes</text:p>
      <text:p text:style-name="P23"><text:tab/><text:tab/><text:span text:style-name="T24">a) </text:span>Error Detecting Codes</text:p>
      <text:p text:style-name="P23"><text:span text:style-name="T24"><text:tab/><text:tab/>b) </text:span>Error Correcting Codes</text:p>
      <text:p text:style-name="P24"/>
      <text:p text:style-name="P25"><text:span text:style-name="T22">22.<text:tab/></text:span>Rationals and Irrationals</text:p>
      <text:p text:style-name="P28"><text:span text:style-name="T22">23.<text:tab/></text:span>A Nice Proof</text:p>
      <text:p text:style-name="P31"><text:span text:style-name="T22">24.<text:tab/>A </text:span>Nice Sum</text:p>
      <text:p text:style-name="P32">2<text:span text:style-name="T40">5</text:span>.<text:tab/>Logic</text:p>
      <text:p text:style-name="P29"><text:tab/><text:tab/><text:span text:style-name="T23">a) Propositions</text:span></text:p>
      <text:p text:style-name="P29"><text:tab/><text:tab/><text:span text:style-name="T23">b) </text:span>If … Then</text:p>
      <text:p text:style-name="P35"><text:tab/><text:tab/>c) Arguments with If … Then</text:p>
      <text:p text:style-name="P35"><text:tab/><text:tab/>d) Arguments with All, None, Some</text:p>
      <text:p text:style-name="P30"><text:tab/><text:tab/><text:span text:style-name="T26">e) Hat Puzzles</text:span></text:p>
      <text:p text:style-name="P36"><text:span text:style-name="T24">26.<text:tab/></text:span>Switching Circuits</text:p>
      <text:p text:style-name="P36"><text:span text:style-name="T24">27. <text:tab/></text:span>Venn Diagrams</text:p>
      <text:p text:style-name="P74"><text:span text:style-name="T40">28.<text:tab/></text:span>Snowflake Curve</text:p>
      <text:p text:style-name="P75"><text:span text:style-name="T41">29.<text:tab/></text:span>Arrangements and Selections</text:p>
      <text:p text:style-name="P7"><text:span text:style-name="T38">30.<text:tab/></text:span>Proof</text:p>
      <text:p text:style-name="P38"><text:tab/><text:tab/><text:span text:style-name="T21">a) </text:span>Proof by Contradiction</text:p>
      <text:p text:style-name="P26"><text:tab/><text:tab/><text:span text:style-name="T21">b) </text:span>Proof by Induction</text:p>
      <text:p text:style-name="P40"><text:tab/><text:tab/><text:span text:style-name="T21">c) </text:span>Proving The Contrapositive</text:p>
      <text:p text:style-name="P10"><text:span text:style-name="T41"><text:tab/><text:tab/>d) </text:span>Proof using Selections</text:p>
      <text:p text:style-name="P41"><text:span text:style-name="T22">33.<text:tab/></text:span>Pascal’s Triangle</text:p>
      <text:p text:style-name="P6"><text:span text:style-name="T22">34.<text:tab/></text:span>How <text:span text:style-name="T1">to</text:span> Tune <text:span text:style-name="T1">a</text:span> Piano</text:p>
      <text:p text:style-name="P27"><text:span text:style-name="T22">35.<text:tab/></text:span>Dodgy Algebra</text:p>
      <text:p text:style-name="P42"/>
      <text:p text:style-name="P42"/>
      <text:p text:style-name="P42"><text:span text:style-name="T22">36.<text:tab/></text:span>Graph theory</text:p>
      <text:p text:style-name="P42"><text:soft-page-break/><text:tab/><text:tab/><text:span text:style-name="T20">a) Graphs</text:span></text:p>
      <text:p text:style-name="P45"><text:tab/><text:tab/><text:span text:style-name="T20">b) Euler Tours</text:span></text:p>
      <text:p text:style-name="P45"><text:tab/><text:tab/><text:span text:style-name="T20">c) Hamilton Tours</text:span></text:p>
      <text:p text:style-name="P46"><text:tab/><text:tab/><text:span text:style-name="T20">d) </text:span>Euler’s Formula</text:p>
      <text:p text:style-name="P47"><text:span text:style-name="T2"><text:tab/><text:tab/>e) M</text:span>ap <text:span text:style-name="T3">Colouring</text:span></text:p>
      <text:p text:style-name="P47"><text:tab/><text:tab/><text:span text:style-name="T28">f) Tessellations</text:span></text:p>
      <text:p text:style-name="P48"><text:span text:style-name="T3"><text:tab/><text:tab/>g) P</text:span>oly<text:span text:style-name="T4">hedrons</text:span></text:p>
      <text:p text:style-name="P49"><text:span text:style-name="T6"><text:tab/><text:tab/>h) P</text:span>oints <text:span text:style-name="T3">and Regions</text:span></text:p>
      <text:p text:style-name="P53"><text:tab/><text:tab/><text:span text:style-name="T28">i) Sprouts</text:span></text:p>
      <text:p text:style-name="P33">37.<text:tab/>Probability Theory</text:p>
      <text:p text:style-name="P48"><text:span text:style-name="T15"><text:tab/><text:tab/>a) D</text:span>odgy <text:span text:style-name="T3">Probability</text:span></text:p>
      <text:p text:style-name="P43"><text:tab/><text:tab/><text:span text:style-name="T20">b)</text:span> Probability</text:p>
      <text:p text:style-name="P54"><text:span text:style-name="T15"><text:tab/><text:tab/>c)</text:span> Probability Fallacies</text:p>
      <text:p text:style-name="P50"><text:span text:style-name="T3"><text:tab/><text:tab/>d) Probability P</text:span>ara<text:span text:style-name="T4">doxes</text:span></text:p>
      <text:p text:style-name="P50"><text:tab/><text:tab/>e) Coins</text:p>
      <text:p text:style-name="P50"><text:tab/><text:tab/><text:span text:style-name="T29">f) Tennis</text:span></text:p>
      <text:p text:style-name="P50"><text:tab/><text:tab/><text:span text:style-name="T34">g) Collecting Cards</text:span></text:p>
      <text:p text:style-name="P50"><text:tab/><text:tab/><text:span text:style-name="T35">h) Party Game</text:span></text:p>
      <text:p text:style-name="P56"><text:span text:style-name="T25">38.<text:tab/></text:span>Number Theory:</text:p>
      <text:p text:style-name="P57"><text:tab/><text:tab/><text:span text:style-name="T30">a)</text:span> Fundamental Theorem of Arithmetic</text:p>
      <text:p text:style-name="P56"><text:tab/><text:tab/><text:span text:style-name="T32">b) Euclid’s Algorithm</text:span></text:p>
      <text:p text:style-name="P49"><text:span text:style-name="T5"><text:tab/><text:tab/>c) P</text:span>rime <text:span text:style-name="T3">Numbers</text:span></text:p>
      <text:p text:style-name="P49"><text:span text:style-name="T3"><text:tab/><text:tab/>d) M</text:span>od<text:span text:style-name="T4">ulo Arithmetic</text:span></text:p>
      <text:p text:style-name="P49"><text:tab/><text:tab/><text:span text:style-name="T32">e) Chinese Remainder Theorem</text:span></text:p>
      <text:p text:style-name="P58"><text:tab/><text:tab/><text:span text:style-name="T32">f) Fermat’s Last Theorem</text:span></text:p>
      <text:p text:style-name="P51"><text:span text:style-name="T4"><text:tab/><text:tab/>g) Fermat’s L</text:span>ittle <text:span text:style-name="T3">Theorem</text:span></text:p>
      <text:p text:style-name="P59"><text:tab/><text:tab/><text:span text:style-name="T32">h</text:span>) Card Shuffles</text:p>
      <text:p text:style-name="P51"><text:tab/><text:tab/><text:span text:style-name="T32">i) Casting Out Nines</text:span></text:p>
      <text:p text:style-name="P52"><text:span text:style-name="T3"><text:tab/><text:tab/>j) P</text:span>erf<text:span text:style-name="T4">ect Numbers</text:span></text:p>
      <text:p text:style-name="P60"><text:tab/><text:tab/><text:span text:style-name="T32">k) Sums of Squares</text:span></text:p>
      <text:p text:style-name="P61"><text:span text:style-name="T40">39</text:span>.<text:tab/>Recurrence Relations:</text:p>
      <text:p text:style-name="P62"><text:tab/><text:tab/><text:span text:style-name="T20">a)</text:span> Recurrence relations</text:p>
      <text:p text:style-name="P62"><text:tab/><text:tab/><text:span text:style-name="T20">b)</text:span> Cutting a Pizza</text:p>
      <text:p text:style-name="P62"><text:tab/><text:tab/><text:span text:style-name="T20">c)</text:span> Tower of Hanoi</text:p>
      <text:p text:style-name="P62"><text:tab/><text:tab/><text:span text:style-name="T20">d)</text:span> Derangements</text:p>
      <text:p text:style-name="P62"><text:tab/><text:tab/><text:span text:style-name="T20">e)</text:span> Fibonacci Numbers</text:p>
      <text:p text:style-name="P62"><text:tab/><text:tab/>f) Polygonal Numbers</text:p>
      <text:p text:style-name="P62"><text:tab/><text:tab/><text:span text:style-name="T32">g) A Nice Integral</text:span></text:p>
      <text:p text:style-name="P44"><text:span text:style-name="T22">40.<text:tab/></text:span>Group Theory:</text:p>
      <text:p text:style-name="P44"><text:tab/><text:tab/><text:span text:style-name="T20">a)</text:span> Groups</text:p>
      <text:p text:style-name="P55"><text:tab/><text:tab/><text:span text:style-name="T20">b)</text:span> Group Theorems</text:p>
      <text:p text:style-name="P55"><text:tab/><text:tab/><text:span text:style-name="T20">c)</text:span> Symmetr<text:span text:style-name="T17">ies</text:span> of a Rectangle</text:p>
      <text:p text:style-name="P55"><text:span text:style-name="T20"><text:tab/><text:tab/>d)</text:span> Symmetr<text:span text:style-name="T17">ies</text:span> of a Triangle</text:p>
      <text:p text:style-name="P55"><text:tab/><text:tab/>e) Rearrangements</text:p>
      <text:p text:style-name="P50"><text:span text:style-name="T3"><text:tab/><text:tab/>f) F</text:span>rieze<text:span text:style-name="T3">s</text:span></text:p>
      <text:p text:style-name="P27"><text:span text:style-name="T22">41.<text:tab/></text:span>Encryption</text:p>
      <text:p text:style-name="P63"/>
      <text:p text:style-name="P64">4<text:span text:style-name="T40">3</text:span>.<text:tab/>e</text:p>
      <text:p text:style-name="P64">4<text:span text:style-name="T40">4</text:span>.<text:tab/>pi</text:p>
      <text:p text:style-name="P65">4<text:span text:style-name="T40">5</text:span>.<text:tab/><text:span text:style-name="T36">Dodgy Integrals</text:span></text:p>
      <text:p text:style-name="P65">4<text:span text:style-name="T40">6</text:span>.<text:tab/><text:span text:style-name="T33">Lanchester’s Model</text:span></text:p>
      <text:p text:style-name="P65">4<text:span text:style-name="T40">7</text:span>.<text:tab/><text:span text:style-name="T36">Paint Pot</text:span></text:p>
      <text:p text:style-name="P34"><text:soft-page-break/>4<text:span text:style-name="T40">8</text:span>.<text:tab/>Infinite Series</text:p>
      <text:p text:style-name="P65"><text:span text:style-name="T40">49</text:span>.<text:tab/><text:span text:style-name="T36">Maclaurin Series</text:span></text:p>
      <text:p text:style-name="P66"><text:span text:style-name="T38">50</text:span>.<text:tab/>Complex Numbers</text:p>
      <text:p text:style-name="P66"><text:tab/><text:tab/>a) Complex Numbers</text:p>
      <text:p text:style-name="P66"><text:tab/><text:tab/>b) Euler’s Identity</text:p>
      <text:p text:style-name="P66"><text:tab/><text:tab/>c) Using Complex Numbers</text:p>
      <text:p text:style-name="P66"><text:tab/><text:tab/>d) Julia Sets</text:p>
      <text:p text:style-name="P67"/>
      <text:p text:style-name="P69"><text:span text:style-name="T38">52.<text:tab/>I</text:span>nfinite Numbers</text:p>
      <text:p text:style-name="P70">Appendix 1</text:p>
      <text:p text:style-name="P70"><text:tab/>A Few<text:span text:style-name="T27"> Short Programs</text:span></text:p>
      <text:p text:style-name="P39">A<text:span text:style-name="T14">ppendix 2</text:span></text:p>
      <text:p text:style-name="P37"><text:tab/><text:span text:style-name="T31">1) Arithmetic Sequences</text:span></text:p>
      <text:p text:style-name="P39"><text:tab/><text:span text:style-name="T31">2) Geometric Sequences</text:span></text:p>
      <text:p text:style-name="P71"><text:tab/><text:span text:style-name="T31">3) I</text:span>ndices</text:p>
      <text:p text:style-name="P71"><text:tab/><text:span text:style-name="T31">4) </text:span>Logarithms</text:p>
      <text:p text:style-name="P39"><text:tab/><text:span text:style-name="T31">5) Factor Theorem</text:span></text:p>
      <text:p text:style-name="P39"><text:tab/><text:span text:style-name="T31">6) Factorials</text:span></text:p>
      <text:p text:style-name="P72">Appendix 3</text:p>
      <text:p text:style-name="P72"><text:tab/>a) Online resources</text:p>
      <text:p text:style-name="P72"><text:tab/>b) Books</text:p>
      <text:p text:style-name="P73">Appendix 4</text:p>
      <text:p text:style-name="P73"><text:tab/><text:span text:style-name="T34">a) Euler’s Sine Formula</text:span></text:p>
      <text:p text:style-name="P68"><text:tab/>b) Euler’s Zeta Function</text:p>
      <text:p text:style-name="P68"><text:tab/><text:span text:style-name="T39">c) </text:span><text:span text:style-name="T13">Euler’s Prime Sum</text:span></text:p>
      <text:p text:style-name="P68"><text:tab/><text:span text:style-name="T39">d</text:span>) Euler’s Consta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08:27:26.685000000</meta:creation-date>
    <dc:date>2024-09-05T14:15:48.977000000</dc:date>
    <meta:editing-duration>PT12H26M16S</meta:editing-duration>
    <meta:editing-cycles>104</meta:editing-cycles>
    <meta:generator>LibreOffice/6.3.5.2$Windows_X86_64 LibreOffice_project/dd0751754f11728f69b42ee2af66670068624673</meta:generator>
    <meta:print-date>2022-04-01T10:51:32.977000000</meta:print-date>
    <meta:document-statistic meta:table-count="0" meta:image-count="0" meta:object-count="0" meta:page-count="3" meta:paragraph-count="122" meta:word-count="373" meta:character-count="2279" meta:non-whitespace-character-count="1896"/>
  </office:meta>
</office:document-meta>
</file>